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8D00000027DAE36580.jp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mmi10" svg:font-family="cmmi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3.175cm"/>
    </style:style>
    <style:style style:name="Tabla4.B" style:family="table-column">
      <style:table-column-properties style:column-width="2.491cm"/>
    </style:style>
    <style:style style:name="Tabla4.C" style:family="table-column">
      <style:table-column-properties style:column-width="2.833cm"/>
    </style:style>
    <style:style style:name="Tabla4.D" style:family="table-column">
      <style:table-column-properties style:column-width="2.835cm"/>
    </style:style>
    <style:style style:name="Tabla4.F" style:family="table-column">
      <style:table-column-properties style:column-width="2.847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F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2.833cm" style:rel-column-width="10922*"/>
    </style:style>
    <style:style style:name="Tabla5.F" style:family="table-column">
      <style:table-column-properties style:column-width="2.835cm" style:rel-column-width="10925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F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Verdana" fo:font-size="12pt" fo:font-weight="bold" officeooo:rsid="000eeb9e" officeooo:paragraph-rsid="000eeb9e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" fo:font-size="12pt" fo:font-weight="bold" officeooo:paragraph-rsid="000eeb9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" fo:font-size="12pt" fo:font-weight="normal" officeooo:rsid="000eeb9e" officeooo:paragraph-rsid="000eeb9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" fo:font-size="12pt" fo:font-weight="normal" officeooo:rsid="000eeb9e" officeooo:paragraph-rsid="001a142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" fo:font-size="12pt" fo:font-weight="normal" officeooo:rsid="000eeb9e" officeooo:paragraph-rsid="001b0bc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Verdana" fo:font-size="12pt" style:text-underline-style="solid" style:text-underline-width="auto" style:text-underline-color="font-color" fo:font-weight="bold" officeooo:rsid="00189ff3" officeooo:paragraph-rsid="00189ff3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" fo:font-size="12pt" style:text-underline-style="solid" style:text-underline-width="auto" style:text-underline-color="font-color" fo:font-weight="bold" officeooo:rsid="00189ff3" officeooo:paragraph-rsid="0034cc2f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Verdana" fo:font-size="9pt" fo:font-weight="bold" officeooo:paragraph-rsid="000eeb9e" style:font-size-asian="9pt" style:font-weight-asian="bold" style:font-size-complex="9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800000" style:font-name="cmmi10" fo:font-size="18pt" fo:font-weight="bold" officeooo:rsid="000eeb9e" officeooo:paragraph-rsid="000eeb9e" style:font-size-asian="18pt" style:font-weight-asian="bold" style:font-size-complex="18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Verdana" fo:font-size="10pt" fo:font-style="italic" style:text-underline-style="none" fo:font-weight="bold" officeooo:paragraph-rsid="00189ff3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10pt" fo:font-style="italic" style:text-underline-style="none" fo:font-weight="bold" officeooo:paragraph-rsid="00180f8b" style:font-size-asian="10pt" style:font-style-asian="italic" style:font-weight-asian="bold" style:font-size-complex="10pt" style:font-style-complex="italic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10pt" fo:font-style="italic" style:text-underline-style="none" fo:font-weight="bold" officeooo:rsid="00189ff3" officeooo:paragraph-rsid="0034cc2f" style:font-size-asian="10pt" style:font-style-asian="italic" style:font-weight-asian="bold" style:font-size-complex="10pt" style:font-style-complex="italic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12pt" fo:font-weight="bold" officeooo:rsid="000eeb9e" officeooo:paragraph-rsid="000eeb9e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11pt" fo:font-weight="bold" officeooo:rsid="00189ff3" officeooo:paragraph-rsid="00189ff3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6pt" fo:font-style="italic" style:text-underline-style="none" fo:font-weight="bold" officeooo:paragraph-rsid="00189ff3" style:font-size-asian="6pt" style:font-style-asian="italic" style:font-weight-asian="bold" style:font-size-complex="6pt" style:font-style-complex="italic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6pt" fo:font-style="italic" style:text-underline-style="none" fo:font-weight="bold" officeooo:paragraph-rsid="00180f8b" style:font-size-asian="6pt" style:font-style-asian="italic" style:font-weight-asian="bold" style:font-size-complex="6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4c1900" style:font-name="Verdana" fo:font-size="18pt" fo:font-style="italic" style:text-underline-style="none" fo:font-weight="bold" officeooo:rsid="000eeb9e" officeooo:paragraph-rsid="003dd21a" style:font-size-asian="18pt" style:font-style-asian="italic" style:font-weight-asian="bold" style:font-size-complex="18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Verdana" fo:font-size="6pt" style:text-underline-style="none" fo:font-weight="bold" officeooo:paragraph-rsid="0032719f" style:font-size-asian="6pt" style:font-weight-asian="bold" style:font-size-complex="6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Verdana" fo:font-size="12pt" style:text-underline-style="solid" style:text-underline-width="auto" style:text-underline-color="font-color" fo:font-weight="bold" officeooo:rsid="00189ff3" officeooo:paragraph-rsid="00434050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Verdana" fo:font-size="12pt" fo:font-weight="normal" officeooo:rsid="000eeb9e" officeooo:paragraph-rsid="00434050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11pt" fo:font-weight="bold" officeooo:rsid="00189ff3" officeooo:paragraph-rsid="00434050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Verdana" fo:font-size="10pt" style:text-underline-style="none" fo:font-weight="bold" officeooo:rsid="00189ff3" officeooo:paragraph-rsid="0034cc2f" style:font-size-asian="10pt" style:font-weight-asian="bold" style:font-size-complex="10pt" style:font-weight-complex="bold"/>
    </style:style>
    <style:style style:name="T1" style:family="text">
      <style:text-properties officeooo:rsid="000eeb9e"/>
    </style:style>
    <style:style style:name="T2" style:family="text">
      <style:text-properties fo:color="#dd4814" officeooo:rsid="000eeb9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eeb9e" style:font-style-asian="italic" style:font-style-complex="italic"/>
    </style:style>
    <style:style style:name="T5" style:family="text">
      <style:text-properties officeooo:rsid="004340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gráficos1" text:anchor-type="paragraph" svg:x="6.292cm" svg:y="-0.395cm" svg:width="3.731cm" svg:height="1.032cm" draw:z-index="0"><draw:image xlink:href="Pictures/100000000000008D00000027DAE36580.jpg" xlink:type="simple" xlink:show="embed" xlink:actuate="onLoad"/></draw:frame></text:p>
      <text:p text:style-name="P9"/>
      <text:p text:style-name="P16"><text:placeholder text:placeholder-type="text">&lt;for each="informe in objects"&gt;</text:placeholder></text:p>
      <text:p text:style-name="P16"/>
      <text:p text:style-name="P17"><text:placeholder text:placeholder-type="text">&lt;informe.name  or ''&gt;</text:placeholder></text:p>
      <text:p text:style-name="P1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C"/>
        <table:table-column table:style-name="Tabla4.F"/>
        <table:table-row>
          <table:table-cell table:style-name="Tabla4.A1" office:value-type="string">
            <text:p text:style-name="P21"><text:span text:style-name="T5">N Expedición</text:span></text:p>
          </table:table-cell>
          <table:table-cell table:style-name="Tabla4.A1" office:value-type="string">
            <text:p text:style-name="P21"><text:span text:style-name="T5">Fecha</text:span></text:p>
          </table:table-cell>
          <table:table-cell table:style-name="Tabla4.A1" office:value-type="string">
            <text:p text:style-name="P21"><text:span text:style-name="T5">Barco</text:span></text:p>
          </table:table-cell>
          <table:table-cell table:style-name="Tabla4.A1" office:value-type="string">
            <text:p text:style-name="P21"><text:span text:style-name="T5">Mercancía</text:span></text:p>
          </table:table-cell>
          <table:table-cell table:style-name="Tabla4.A1" office:value-type="string">
            <text:p text:style-name="P21"><text:span text:style-name="T5">Kilos</text:span></text:p>
          </table:table-cell>
          <table:table-cell table:style-name="Tabla4.F1" office:value-type="string">
            <text:p text:style-name="P21"><text:span text:style-name="T5">Cliente</text:span></text:p>
          </table:table-cell>
        </table:table-row>
      </table:table>
      <text:p text:style-name="P18"><text:span text:style-name="T4"><text:placeholder text:placeholder-type="text">&lt;for each="obj in informe.expediciones"&gt;</text:placeholder></text:span></text:p>
      <table:table table:name="Tabla5" table:style-name="Tabla5">
        <table:table-column table:style-name="Tabla5.A" table:number-columns-repeated="5"/>
        <table:table-column table:style-name="Tabla5.F"/>
        <table:table-row>
          <table:table-cell table:style-name="Tabla5.A1" office:value-type="string">
            <text:p text:style-name="P20"><text:placeholder text:placeholder-type="text">&lt;obj.name or ''&gt;</text:placeholder></text:p>
          </table:table-cell>
          <table:table-cell table:style-name="Tabla5.A1" office:value-type="string">
            <text:p text:style-name="P20"><text:placeholder text:placeholder-type="text">&lt;obj.fecha or ''&gt;</text:placeholder></text:p>
          </table:table-cell>
          <table:table-cell table:style-name="Tabla5.A1" office:value-type="string">
            <text:p text:style-name="P20"><text:placeholder text:placeholder-type="text">&lt;obj.escala or ''&gt;</text:placeholder></text:p>
          </table:table-cell>
          <table:table-cell table:style-name="Tabla5.A1" office:value-type="string">
            <text:p text:style-name="P20"><text:placeholder text:placeholder-type="text">&lt;obj.mercancias.name or ''&gt;</text:placeholder></text:p>
          </table:table-cell>
          <table:table-cell table:style-name="Tabla5.A1" office:value-type="string">
            <text:p text:style-name="P20"><text:placeholder text:placeholder-type="text">&lt;obj.kilos or ''&gt;</text:placeholder></text:p>
          </table:table-cell>
          <table:table-cell table:style-name="Tabla5.F1" office:value-type="string">
            <text:p text:style-name="P20"><text:placeholder text:placeholder-type="text">&lt;obj.cliente_id.name or ''&gt;</text:placeholder></text:p>
          </table:table-cell>
        </table:table-row>
      </table:table>
      <text:p text:style-name="P22"><text:span text:style-name="T3"><text:placeholder text:placeholder-type="text">&lt;/for&gt;</text:placeholder></text:span></text:p>
      <text:p text:style-name="P12"/>
      <text:p text:style-name="P11"><text:placeholder text:placeholder-type="text">&lt;/for&gt;</text:placeholder></text:p>
      <text:p text:style-name="P2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mmi10" svg:font-family="cmmi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 </meta:initial-creator>
    <meta:creation-date>2012-11-28T13:02:31</meta:creation-date>
    <dc:date>2012-11-30T14:55:47</dc:date>
    <dc:creator>Fran </dc:creator>
    <meta:editing-duration>P1DT2H48M49S</meta:editing-duration>
    <meta:editing-cycles>49</meta:editing-cycles>
    <meta:generator>LibreOffice/3.6$Linux_x86 LibreOffice_project/360m1$Build-2</meta:generator>
    <meta:document-statistic meta:table-count="2" meta:image-count="1" meta:object-count="0" meta:page-count="1" meta:paragraph-count="17" meta:word-count="38" meta:character-count="279" meta:non-whitespace-character-count="257"/>
  </office:meta>
</office:document-meta>
</file>